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svg:stroke-color="#ff3333" draw:fill-color="#ffffff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0.25cm" fo:min-width="0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5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onnector draw:style-name="gr1" draw:text-style-name="P1" draw:layer="layout" draw:line-skew="0cm 1.501cm 3.002cm" svg:x1="15cm" svg:y1="6.4cm" svg:x2="16cm" svg:y2="9cm" draw:start-shape="id1" draw:start-glue-point="1" draw:end-shape="id2" draw:end-glue-point="3" svg:d="M15000 6400h501v2600h499" svg:viewBox="0 0 1001 2601">
          <text:p/>
        </draw:connector>
        <draw:connector draw:style-name="gr1" draw:text-style-name="P1" draw:layer="layout" draw:line-skew="-3.001cm 1.501cm" svg:x1="12cm" svg:y1="9cm" svg:x2="13cm" svg:y2="6.4cm" draw:start-shape="id3" draw:start-glue-point="1" draw:end-shape="id1" draw:end-glue-point="3" svg:d="M12000 9000h500v-2600h-1 501" svg:viewBox="0 0 1001 2601">
          <text:p/>
        </draw:connector>
        <draw:connector draw:style-name="gr1" draw:text-style-name="P1" draw:layer="layout" svg:x1="24cm" svg:y1="13cm" svg:x2="25cm" svg:y2="9cm" draw:start-shape="id4" draw:start-glue-point="1" draw:end-shape="id5" draw:end-glue-point="3" svg:d="M24000 13000h501v-2000h-2v-2000h501" svg:viewBox="0 0 1001 4001">
          <text:p/>
        </draw:connector>
        <draw:connector draw:style-name="gr1" draw:text-style-name="P1" draw:layer="layout" svg:x1="21cm" svg:y1="9cm" svg:x2="22cm" svg:y2="13cm" draw:start-shape="id6" draw:start-glue-point="1" draw:end-shape="id4" draw:end-glue-point="3" svg:d="M21000 9000h501v2000h-2v2000h501" svg:viewBox="0 0 1001 4001">
          <text:p/>
        </draw:connector>
        <draw:connector draw:style-name="gr1" draw:text-style-name="P1" draw:layer="layout" svg:x1="21cm" svg:y1="9cm" svg:x2="22cm" svg:y2="5cm" draw:start-shape="id6" draw:start-glue-point="1" draw:end-shape="id7" draw:end-glue-point="3" svg:d="M21000 9000h501v-2000h-2v-2000h501" svg:viewBox="0 0 1001 4001">
          <text:p/>
        </draw:connector>
        <draw:connector draw:style-name="gr1" draw:text-style-name="P1" draw:layer="layout" svg:x1="24cm" svg:y1="5cm" svg:x2="25cm" svg:y2="9cm" draw:start-shape="id7" draw:start-glue-point="1" draw:end-shape="id5" draw:end-glue-point="3" svg:d="M24000 5000h501v2000h-2v2000h501" svg:viewBox="0 0 1001 4001">
          <text:p/>
        </draw:connector>
        <draw:g xml:id="id8" draw:id="id8">
          <draw:custom-shape draw:style-name="gr2" draw:text-style-name="P3" draw:layer="layout" svg:width="2cm" svg:height="1cm" svg:x="1cm" svg:y="8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cm" svg:y="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cm" svg:y="9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cm" svg:y="9.5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cm" svg:y="9.5cm">
            <text:p text:style-name="P2">0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" draw:text-style-name="P3" draw:layer="layout" svg:width="2cm" svg:height="1cm" svg:x="4cm" svg:y="5.4cm">
            <text:p text:style-name="P2">B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6.4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6.4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6.9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6.9cm">
            <text:p text:style-name="P2">5</text:p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2" draw:text-style-name="P3" draw:layer="layout" svg:width="2cm" svg:height="1cm" svg:x="4cm" svg:y="8cm">
            <text:p text:style-name="P2">C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9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9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9.5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9.5cm">
            <text:p text:style-name="P2">5</text:p>
            <draw:enhanced-geometry svg:viewBox="0 0 21600 21600" draw:type="rectangle" draw:enhanced-path="M 0 0 L 21600 0 21600 21600 0 21600 0 0 Z N"/>
          </draw:custom-shape>
        </draw:g>
        <draw:g xml:id="id19" draw:id="id19">
          <draw:custom-shape draw:style-name="gr2" draw:text-style-name="P3" draw:layer="layout" svg:width="2cm" svg:height="1cm" svg:x="4cm" svg:y="10.6cm">
            <text:p text:style-name="P2">D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11.6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11.6cm">
            <text:p text:style-name="P2">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5cm" svg:y="12.1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4cm" svg:y="12.1cm">
            <text:p text:style-name="P2">5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" draw:text-style-name="P3" draw:layer="layout" svg:width="2cm" svg:height="1cm" svg:x="7cm" svg:y="8cm">
            <text:p text:style-name="P2">E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8cm" svg:y="9cm">
            <text:p text:style-name="P2">2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7cm" svg:y="9cm">
            <text:p text:style-name="P2">1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8cm" svg:y="9.5cm">
            <text:p text:style-name="P2">2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7cm" svg:y="9.5cm">
            <text:p text:style-name="P2">15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3" draw:layer="layout" svg:width="2cm" svg:height="1cm" svg:x="10cm" svg:y="8cm">
            <text:p text:style-name="P2">F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1cm" svg:y="9cm">
            <text:p text:style-name="P2">3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0cm" svg:y="9cm">
            <text:p text:style-name="P2">2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1cm" svg:y="9.5cm">
            <text:p text:style-name="P2">3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0cm" svg:y="9.5cm">
            <text:p text:style-name="P2">25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3" draw:layer="layout" svg:width="2cm" svg:height="1cm" svg:x="13cm" svg:y="5.4cm">
            <text:p text:style-name="P2">G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14cm" svg:y="6.4cm">
            <text:p text:style-name="P2">40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13cm" svg:y="6.4cm">
            <text:p text:style-name="P2">35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14cm" svg:y="6.9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13cm" svg:y="6.9cm">
            <text:p text:style-name="P2">40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2" draw:text-style-name="P3" draw:layer="layout" svg:width="2cm" svg:height="1cm" svg:x="13cm" svg:y="8cm">
            <text:p text:style-name="P2">H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4cm" svg:y="9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3cm" svg:y="9cm">
            <text:p text:style-name="P2">3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4cm" svg:y="9.5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3cm" svg:y="9.5cm">
            <text:p text:style-name="P2">35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2" draw:text-style-name="P3" draw:layer="layout" svg:width="2cm" svg:height="1cm" svg:x="13cm" svg:y="10.6cm">
            <text:p text:style-name="P2">I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4cm" svg:y="11.6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3cm" svg:y="11.6cm">
            <text:p text:style-name="P2">3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4cm" svg:y="12.1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3cm" svg:y="12.1cm">
            <text:p text:style-name="P2">35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2" draw:text-style-name="P3" draw:layer="layout" svg:width="2cm" svg:height="1cm" svg:x="16cm" svg:y="8cm">
            <text:p text:style-name="P2">J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7cm" svg:y="9cm">
            <text:p text:style-name="P2">5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6cm" svg:y="9cm">
            <text:p text:style-name="P2">4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7cm" svg:y="9.5cm">
            <text:p text:style-name="P2">5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6cm" svg:y="9.5cm">
            <text:p text:style-name="P2">45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2" draw:text-style-name="P3" draw:layer="layout" svg:width="2cm" svg:height="1cm" svg:x="19cm" svg:y="8cm">
            <text:p text:style-name="P2">K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0cm" svg:y="9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9cm" svg:y="9cm">
            <text:p text:style-name="P2">5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0cm" svg:y="9.5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9cm" svg:y="9.5cm">
            <text:p text:style-name="P2">55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4" draw:text-style-name="P3" draw:layer="layout" svg:width="2cm" svg:height="1cm" svg:x="22cm" svg:y="4cm">
            <text:p text:style-name="P2">L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3cm" svg:y="5cm">
            <text:p text:style-name="P2">75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2cm" svg:y="5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3cm" svg:y="5.5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2cm" svg:y="5.5cm">
            <text:p text:style-name="P2">80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2" draw:text-style-name="P3" draw:layer="layout" svg:width="2cm" svg:height="1cm" svg:x="22cm" svg:y="6.7cm">
            <text:p text:style-name="P2">M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7.7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7.7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8.2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8.2cm">
            <text:p text:style-name="P2">70</text:p>
            <draw:enhanced-geometry svg:viewBox="0 0 21600 21600" draw:type="rectangle" draw:enhanced-path="M 0 0 L 21600 0 21600 21600 0 21600 0 0 Z N"/>
          </draw:custom-shape>
        </draw:g>
        <draw:g xml:id="id15" draw:id="id15">
          <draw:custom-shape draw:style-name="gr2" draw:text-style-name="P3" draw:layer="layout" svg:width="2cm" svg:height="1cm" svg:x="22cm" svg:y="9.3cm">
            <text:p text:style-name="P2">N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10.3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10.3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10.8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10.8cm">
            <text:p text:style-name="P2">70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4" draw:text-style-name="P3" draw:layer="layout" svg:width="2cm" svg:height="1cm" svg:x="22cm" svg:y="12cm">
            <text:p text:style-name="P2">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3cm" svg:y="13cm">
            <text:p text:style-name="P2">80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2cm" svg:y="13cm">
            <text:p text:style-name="P2">70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3cm" svg:y="13.5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cm" svg:height="0.5cm" svg:x="22cm" svg:y="13.5cm">
            <text:p text:style-name="P2">75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line-skew="-3.001cm 1.501cm" svg:x1="3cm" svg:y1="9cm" svg:x2="4cm" svg:y2="6.4cm" draw:start-shape="id8" draw:start-glue-point="1" draw:end-shape="id9" draw:end-glue-point="3" svg:d="M3000 9000h500v-2600h-1 501" svg:viewBox="0 0 1001 2601">
          <text:p/>
        </draw:connector>
        <draw:connector draw:style-name="gr6" draw:text-style-name="P1" draw:layer="layout" svg:x1="3cm" svg:y1="9cm" svg:x2="4cm" svg:y2="9cm" draw:start-shape="id8" draw:start-glue-point="1" draw:end-shape="id10" svg:d="M3000 9000h1000" svg:viewBox="0 0 1001 1">
          <text:p/>
        </draw:connector>
        <draw:connector draw:style-name="gr6" draw:text-style-name="P1" draw:layer="layout" svg:x1="6cm" svg:y1="9cm" svg:x2="7cm" svg:y2="9cm" draw:start-shape="id10" draw:start-glue-point="1" draw:end-shape="id11" svg:d="M6000 9000h1000" svg:viewBox="0 0 1001 1">
          <text:p/>
        </draw:connector>
        <draw:connector draw:style-name="gr6" draw:text-style-name="P1" draw:layer="layout" svg:x1="9cm" svg:y1="9cm" svg:x2="10cm" svg:y2="9cm" draw:start-shape="id11" draw:start-glue-point="1" draw:end-shape="id3" draw:end-glue-point="3" svg:d="M9000 9000h1000" svg:viewBox="0 0 1001 1">
          <text:p/>
        </draw:connector>
        <draw:connector draw:style-name="gr6" draw:text-style-name="P1" draw:layer="layout" svg:x1="12cm" svg:y1="9cm" svg:x2="13cm" svg:y2="9cm" draw:start-shape="id3" draw:start-glue-point="1" draw:end-shape="id12" svg:d="M12000 9000h1000" svg:viewBox="0 0 1001 1">
          <text:p/>
        </draw:connector>
        <draw:connector draw:style-name="gr6" draw:text-style-name="P1" draw:layer="layout" draw:line-skew="0cm 4.101cm 3.001cm" svg:x1="12cm" svg:y1="9cm" svg:x2="13cm" svg:y2="11.6cm" draw:start-shape="id3" draw:start-glue-point="1" draw:end-shape="id13" draw:end-glue-point="3" svg:d="M12000 9000h501v2600h-1 500" svg:viewBox="0 0 1001 2601">
          <text:p/>
        </draw:connector>
        <draw:connector draw:style-name="gr6" draw:text-style-name="P1" draw:layer="layout" svg:x1="15cm" svg:y1="9cm" svg:x2="16cm" svg:y2="9cm" draw:start-shape="id12" draw:start-glue-point="1" draw:end-shape="id2" svg:d="M15000 9000h1000" svg:viewBox="0 0 1001 1">
          <text:p/>
        </draw:connector>
        <draw:connector draw:style-name="gr6" draw:text-style-name="P1" draw:layer="layout" svg:x1="18cm" svg:y1="9cm" svg:x2="19cm" svg:y2="9cm" draw:start-shape="id2" draw:start-glue-point="1" draw:end-shape="id6" draw:end-glue-point="3" svg:d="M18000 9000h1000" svg:viewBox="0 0 1001 1">
          <text:p/>
        </draw:connector>
        <draw:connector draw:style-name="gr6" draw:text-style-name="P1" draw:layer="layout" svg:x1="21cm" svg:y1="9cm" svg:x2="22cm" svg:y2="7.7cm" draw:start-shape="id6" draw:start-glue-point="1" draw:end-shape="id14" draw:end-glue-point="3" svg:d="M21000 9000h500v-1300h500" svg:viewBox="0 0 1001 1301">
          <text:p/>
        </draw:connector>
        <draw:connector draw:style-name="gr6" draw:text-style-name="P1" draw:layer="layout" svg:x1="21cm" svg:y1="9cm" svg:x2="22cm" svg:y2="10.3cm" draw:start-shape="id6" draw:start-glue-point="1" draw:end-shape="id15" draw:end-glue-point="3" svg:d="M21000 9000h500v1300h500" svg:viewBox="0 0 1001 1301">
          <text:p/>
        </draw:connector>
        <draw:g xml:id="id5" draw:id="id5">
          <draw:custom-shape draw:style-name="gr2" draw:text-style-name="P3" draw:layer="layout" svg:width="2cm" svg:height="1cm" svg:x="25cm" svg:y="8cm">
            <text:p text:style-name="P2">P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6cm" svg:y="9cm">
            <text:p text:style-name="P2">9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5cm" svg:y="9cm">
            <text:p text:style-name="P2">85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6cm" svg:y="9.5cm">
            <text:p text:style-name="P2">9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5cm" svg:y="9.5cm">
            <text:p text:style-name="P2">85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svg:x1="24cm" svg:y1="7.7cm" svg:x2="25cm" svg:y2="9cm" draw:start-shape="id14" draw:start-glue-point="1" draw:end-shape="id5" draw:end-glue-point="3" svg:d="M24000 7700h500v1300h500" svg:viewBox="0 0 1001 1301">
          <text:p/>
        </draw:connector>
        <draw:connector draw:style-name="gr6" draw:text-style-name="P1" draw:layer="layout" svg:x1="24cm" svg:y1="10.3cm" svg:x2="25cm" svg:y2="9cm" draw:start-shape="id15" draw:start-glue-point="1" draw:end-shape="id5" draw:end-glue-point="3" svg:d="M24000 10300h500v-1300h500" svg:viewBox="0 0 1001 1301">
          <text:p/>
        </draw:connector>
        <draw:connector draw:style-name="gr6" draw:text-style-name="P1" draw:layer="layout" svg:x1="27cm" svg:y1="9cm" svg:x2="27cm" svg:y2="16cm" draw:start-shape="id5" draw:start-glue-point="1" draw:end-shape="id16" draw:end-glue-point="1" svg:d="M27000 9000h501v7000h-501" svg:viewBox="0 0 502 7001">
          <text:p/>
        </draw:connector>
        <draw:g xml:id="id16" draw:id="id16">
          <draw:custom-shape draw:style-name="gr2" draw:text-style-name="P3" draw:layer="layout" svg:width="2cm" svg:height="1cm" svg:x="25cm" svg:y="15cm">
            <text:p text:style-name="P2">Q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6cm" svg:y="16cm">
            <text:p text:style-name="P2">10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5cm" svg:y="16cm">
            <text:p text:style-name="P2">9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6cm" svg:y="16.5cm">
            <text:p text:style-name="P2">10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5cm" svg:y="16.5cm">
            <text:p text:style-name="P2">90</text:p>
            <draw:enhanced-geometry svg:viewBox="0 0 21600 21600" draw:type="rectangle" draw:enhanced-path="M 0 0 L 21600 0 21600 21600 0 21600 0 0 Z N"/>
          </draw:custom-shape>
        </draw:g>
        <draw:g xml:id="id17" draw:id="id17">
          <draw:custom-shape draw:style-name="gr2" draw:text-style-name="P3" draw:layer="layout" svg:width="2cm" svg:height="1cm" svg:x="22cm" svg:y="15cm">
            <text:p text:style-name="P2">R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16cm">
            <text:p text:style-name="P2">10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16cm">
            <text:p text:style-name="P2">100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3cm" svg:y="16.5cm">
            <text:p text:style-name="P2">10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2cm" svg:y="16.5cm">
            <text:p text:style-name="P2">100</text:p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2" draw:text-style-name="P3" draw:layer="layout" svg:width="2cm" svg:height="1cm" svg:x="19cm" svg:y="15cm">
            <text:p text:style-name="P2">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0cm" svg:y="16cm">
            <text:p text:style-name="P2">10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9cm" svg:y="16cm">
            <text:p text:style-name="P2">101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20cm" svg:y="16.5cm">
            <text:p text:style-name="P2">10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9cm" svg:y="16.5cm">
            <text:p text:style-name="P2">101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svg:x1="25cm" svg:y1="16cm" svg:x2="24cm" svg:y2="16cm" draw:start-shape="id16" draw:start-glue-point="3" draw:end-shape="id17" draw:end-glue-point="1" svg:d="M25000 16000h-1000" svg:viewBox="0 0 1001 1">
          <text:p/>
        </draw:connector>
        <draw:connector draw:style-name="gr6" draw:text-style-name="P1" draw:layer="layout" svg:x1="22cm" svg:y1="16cm" svg:x2="21cm" svg:y2="16cm" draw:start-shape="id17" draw:start-glue-point="3" draw:end-shape="id18" draw:end-glue-point="1" svg:d="M22000 16000h-1000" svg:viewBox="0 0 1001 1">
          <text:p/>
        </draw:connector>
        <draw:connector draw:style-name="gr6" draw:text-style-name="P1" draw:layer="layout" draw:line-skew="-0.101cm 1.501cm 3.001cm" svg:x1="6cm" svg:y1="6.4cm" svg:x2="7cm" svg:y2="9cm" draw:start-shape="id9" draw:start-glue-point="1" draw:end-shape="id11" draw:end-glue-point="3" svg:d="M6000 6400h400 100v2600h500" svg:viewBox="0 0 1001 2601">
          <text:p/>
        </draw:connector>
        <draw:connector draw:style-name="gr6" draw:text-style-name="P1" draw:layer="layout" draw:line-skew="-3.001cm 4.101cm" svg:x1="6cm" svg:y1="11.6cm" svg:x2="7cm" svg:y2="9cm" draw:start-shape="id19" draw:start-glue-point="1" draw:end-shape="id11" draw:end-glue-point="3" svg:d="M6000 11600h500-1v-2600h501" svg:viewBox="0 0 1001 2601">
          <text:p/>
        </draw:connector>
        <draw:g xml:id="id20" draw:id="id20">
          <draw:custom-shape draw:style-name="gr2" draw:text-style-name="P3" draw:layer="layout" svg:width="2cm" svg:height="1cm" svg:x="16.001cm" svg:y="15cm">
            <text:p text:style-name="P2">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7.001cm" svg:y="16cm">
            <text:p text:style-name="P2">104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6.001cm" svg:y="16cm">
            <text:p text:style-name="P2">103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7.001cm" svg:y="16.5cm">
            <text:p text:style-name="P2">104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cm" svg:height="0.5cm" svg:x="16.001cm" svg:y="16.5cm">
            <text:p text:style-name="P2">103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svg:x1="19cm" svg:y1="16cm" svg:x2="18.001cm" svg:y2="16cm" draw:start-shape="id18" draw:start-glue-point="3" draw:end-shape="id20" draw:end-glue-point="1" svg:d="M19000 16000h-999" svg:viewBox="0 0 1000 1">
          <text:p/>
        </draw:connector>
        <draw:connector draw:style-name="gr6" draw:text-style-name="P1" draw:layer="layout" draw:line-skew="-3cm 1.501cm" svg:x1="15cm" svg:y1="11.6cm" svg:x2="16cm" svg:y2="9cm" draw:start-shape="id13" draw:start-glue-point="1" draw:end-shape="id2" draw:end-glue-point="3" svg:d="M15000 11600h501v-2600h-2 501" svg:viewBox="0 0 1001 2601">
          <text:p/>
        </draw:connector>
        <draw:connector draw:style-name="gr6" draw:text-style-name="P1" draw:layer="layout" draw:line-skew="0cm 4.101cm 3.002cm" svg:x1="3cm" svg:y1="9cm" svg:x2="4cm" svg:y2="11.6cm" draw:start-shape="id8" draw:start-glue-point="1" draw:end-shape="id19" draw:end-glue-point="3" svg:d="M3000 9000h501v2600h499" svg:viewBox="0 0 10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1:42:31.220000000</meta:creation-date>
    <dc:date>2018-10-15T02:33:37.765000000</dc:date>
    <meta:editing-duration>PT9M39S</meta:editing-duration>
    <meta:editing-cycles>2</meta:editing-cycles>
    <meta:generator>LibreOffice/5.1.6.2$Windows_X86_64 LibreOffice_project/07ac168c60a517dba0f0d7bc7540f5afa45f0909</meta:generator>
    <meta:document-statistic meta:object-count="146"/>
  </office:meta>
</office:document-meta>
</file>